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rriweather" svg:font-family="Merriweather, Garamond, Georgia, serif"/>
    <style:font-face style:name="Open Sans" svg:font-family="'Open Sans'"/>
    <style:font-face style:name="inherit" svg:font-family="inherit"/>
    <style:font-face style:name="Liberation Serif" svg:font-family="'Liberation Serif'" style:font-family-generic="roman" style:font-pitch="variable"/>
    <style:font-face style:name="Melior" svg:font-family="Melior" style:font-family-generic="roman" style:font-pitch="variable"/>
    <style:font-face style:name="Melior-Italic" svg:font-family="Melior-Italic" style:font-family-generic="roman" style:font-pitch="variable"/>
    <style:font-face style:name="Monospace821BT-Roman" svg:font-family="Monospace821BT-Roman" style:font-family-generic="roman" style:font-pitch="variable"/>
    <style:font-face style:name="ZapfDingbatsStd" svg:font-family="ZapfDingbatsSt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c3ab" officeooo:paragraph-rsid="0013c3ab"/>
    </style:style>
    <style:style style:name="P2" style:family="paragraph" style:parent-style-name="Standard">
      <style:text-properties officeooo:paragraph-rsid="0013c3ab"/>
    </style:style>
    <style:style style:name="P3" style:family="paragraph" style:parent-style-name="Standard">
      <style:text-properties officeooo:rsid="0015d26a" officeooo:paragraph-rsid="0015d26a"/>
    </style:style>
    <style:style style:name="P4" style:family="paragraph" style:parent-style-name="Standard">
      <style:text-properties style:font-name="Monospace821BT-Roman" fo:font-size="9pt" officeooo:rsid="001900e5" officeooo:paragraph-rsid="001900e5" style:font-size-asian="9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Melior" fo:font-size="10pt" style:font-size-asian="10pt"/>
    </style:style>
    <style:style style:name="P7" style:family="paragraph" style:parent-style-name="Standard">
      <style:text-properties officeooo:rsid="001a8608" officeooo:paragraph-rsid="001a8608"/>
    </style:style>
    <style:style style:name="P8" style:family="paragraph" style:parent-style-name="Standard">
      <style:text-properties officeooo:rsid="001a8608" officeooo:paragraph-rsid="001a8608"/>
    </style:style>
    <style:style style:name="P9" style:family="paragraph" style:parent-style-name="Standard">
      <style:text-properties officeooo:rsid="001cca34" officeooo:paragraph-rsid="001cca34"/>
    </style:style>
    <style:style style:name="P10" style:family="paragraph" style:parent-style-name="Standard">
      <style:paragraph-properties fo:text-align="start" style:justify-single-word="false"/>
    </style:style>
    <style:style style:name="P11" style:family="paragraph" style:parent-style-name="Standard">
      <style:paragraph-properties fo:break-before="page"/>
      <style:text-properties officeooo:rsid="001cca34" officeooo:paragraph-rsid="001cca34"/>
    </style:style>
    <style:style style:name="T1" style:family="text">
      <style:text-properties style:font-name="Monospace821BT-Roman" fo:font-size="9pt" style:font-size-asian="9pt"/>
    </style:style>
    <style:style style:name="T2" style:family="text">
      <style:text-properties style:font-name="Monospace821BT-Roman" fo:font-size="9pt" officeooo:rsid="0013c3ab" style:font-size-asian="9pt"/>
    </style:style>
    <style:style style:name="T3" style:family="text">
      <style:text-properties fo:font-variant="normal" fo:text-transform="none" fo:color="#222222" style:font-name="Merriweather" fo:font-size="9.60000038146973pt" fo:letter-spacing="normal" fo:font-style="normal" fo:font-weight="normal"/>
    </style:style>
    <style:style style:name="T4" style:family="text">
      <style:text-properties fo:font-variant="normal" fo:text-transform="none" fo:color="#222222" style:font-name="Merriweather" fo:font-size="9.60000038146973pt" fo:letter-spacing="normal" fo:font-style="normal" fo:font-weight="bold"/>
    </style:style>
    <style:style style:name="T5" style:family="text">
      <style:text-properties fo:font-variant="normal" fo:text-transform="none" fo:color="#222222" style:font-name="Merriweather" fo:font-size="9.60000038146973pt" fo:letter-spacing="normal" fo:font-weight="normal"/>
    </style:style>
    <style:style style:name="T6" style:family="text">
      <style:text-properties fo:font-variant="normal" fo:text-transform="none" fo:color="#222222" fo:letter-spacing="normal"/>
    </style:style>
    <style:style style:name="T7" style:family="text">
      <style:text-properties fo:font-variant="normal" fo:text-transform="none" fo:color="#000000" style:font-name="Open Sans" fo:font-size="8.39999961853027pt"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990000" style:font-name="Open Sans" fo:font-size="8.39999961853027pt" fo:letter-spacing="normal" fo:font-style="normal" fo:font-weight="normal"/>
    </style:style>
    <style:style style:name="T10" style:family="text">
      <style:text-properties fo:font-variant="normal" fo:text-transform="none" fo:color="#990000" style:font-name="inherit" fo:font-size="8.39999961853027pt" fo:letter-spacing="normal" fo:font-style="normal" fo:font-weight="normal"/>
    </style:style>
    <style:style style:name="T11" style:family="text">
      <style:text-properties style:font-name="Melior" fo:font-size="10pt" style:font-size-asian="10pt"/>
    </style:style>
    <style:style style:name="T12" style:family="text">
      <style:text-properties style:font-name="Melior-Italic" fo:font-size="10pt" fo:font-style="italic" style:font-size-asian="10pt" style:font-style-asian="italic"/>
    </style:style>
    <style:style style:name="T13" style:family="text">
      <style:text-properties style:font-name="ZapfDingbatsStd" fo:font-size="9pt" style:font-size-asian="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gularJS</text:p>
      <text:p text:style-name="P1">AngularJS is a framework that extends HTML by teaching it new syntax.</text:p>
      <text:p text:style-name="P1"/>
      <text:p text:style-name="P2"><text:span text:style-name="T2">&lt;script type="text/javascript" src=" http://ajax.googleapis.com/</text:span><text:span text:style-name="T1">ajax/libs/angularjs/1.2.16/angular.js"&gt;&lt;/script&gt;</text:span></text:p>
      <text:p text:style-name="P1"/>
      <text:p text:style-name="P1"><text:span text:style-name="T3">AngularJS is an MV* framework that is ideal for use when building </text:span><text:span text:style-name="Strong_20_Emphasis"><text:span text:style-name="T4">client-side</text:span></text:span><text:span text:style-name="T6"> </text:span><text:span text:style-name="Strong_20_Emphasis"><text:span text:style-name="T4">single-page</text:span></text:span><text:span text:style-name="T6"> </text:span><text:span text:style-name="T3">apps. It is </text:span><text:span text:style-name="Emphasis"><text:span text:style-name="T5">not a library</text:span></text:span><text:span text:style-name="T3">, but a </text:span><text:span text:style-name="Emphasis"><text:span text:style-name="T5">framework</text:span></text:span><text:span text:style-name="T6"> </text:span><text:span text:style-name="T3">for building dynamic web pages. It focuses on </text:span><text:span text:style-name="Strong_20_Emphasis"><text:span text:style-name="T4">extending HTML</text:span></text:span><text:span text:style-name="T6"> </text:span><text:span text:style-name="T3">and providing </text:span><text:span text:style-name="Strong_20_Emphasis"><text:span text:style-name="T4">dynamic data binding</text:span></text:span><text:span text:style-name="T3">, and it plays well with other frameworks (e.g., jQuery).</text:span> </text:p>
      <text:p text:style-name="P1"/>
      <text:p text:style-name="P1"/>
      <text:p text:style-name="P1"><text:span text:style-name="T7">With AngularJS</text:span><text:span text:style-name="T8"> </text:span><text:span text:style-name="T7">you describe what results you want but not how to do it. This we call as declarative programming. </text:span> </text:p>
      <text:p text:style-name="P1"/>
      <text:p text:style-name="P3">ng- = angular</text:p>
      <text:p text:style-name="P3"/>
      <text:p text:style-name="P3"/>
      <text:p text:style-name="P3">Directives</text:p>
      <text:p text:style-name="P3"><text:span text:style-name="T10">AngularJS comes with a set of in-built directives. The directives can be placed in element names, attributes, class names, as well as comments. If you are familiar with HTML5 data attributes, you can imagine directives as something similar to that for now. You can also build custom directives and attach it to any HTML element to give it a custom </text:span><text:span text:style-name="T9">behavior</text:span><text:span text:style-name="T10">. All inbuilt directives starts with 'ng-'.</text:span> </text:p>
      <text:p text:style-name="P3"/>
      <text:p text:style-name="P3"/>
      <text:p text:style-name="P3">Two way binding</text:p>
      <text:p text:style-name="P3"><text:span text:style-name="T7">with AngularJS you have this awesome feature referred to as two way binding, which updates the DOM automatically when the model changes and model is also updated when there is a change in the DOM.</text:span> </text:p>
      <text:p text:style-name="P3"/>
      <text:p text:style-name="P3"/>
      <text:p text:style-name="P3">$scope = is an AngularJS javascript object</text:p>
      <text:p text:style-name="P3"/>
      <text:p text:style-name="P3"/>
      <text:p text:style-name="P4">Scope</text:p>
      <text:p text:style-name="P4"><text:span text:style-name="T11">Essentially, a scope is nothing but a plain old JavaScript object, and </text:span><text:span text:style-name="T12">that </text:span><text:span text:style-name="T11">is just a</text:span></text:p>
      <text:p text:style-name="P6">container for key/value pairs.</text:p>
      <text:p text:style-name="P5"/>
      <text:p text:style-name="P6">A scope—like other objects—can have properties and functions attached to it. The</text:p>
      <text:p text:style-name="P6">only difference is that we don't usually construct a scope object manually. Rather,</text:p>
      <text:p text:style-name="P6">AngularJS automatically creates and injects one for us.</text:p>
      <text:p text:style-name="P5"/>
      <text:p text:style-name="P5"><text:span text:style-name="T11">In the Angular world, a scope object is useful for holding model values, which are</text:span></text:p>
      <text:p text:style-name="P5"><text:span text:style-name="T11">presented by the view</text:span></text:p>
      <text:p text:style-name="P5"/>
      <text:p text:style-name="P5"/>
      <text:p text:style-name="P5"/>
      <text:p text:style-name="P5"/>
      <text:p text:style-name="P4"/>
      <text:p text:style-name="P7">Views</text:p>
      <text:p text:style-name="P7">Views in your app are regular HTML files. As a result, we need to create a separate HTML file for each view. The next step is to tell AngularJS which view to use for which route.</text:p>
      <text:p text:style-name="P7"/>
      <text:p text:style-name="P7">AngularJS Batarang</text:p>
      <text:p text:style-name="P7">Coll chrome plugin for debuggin AngularJS apps.</text:p>
      <text:p text:style-name="P7"/>
      <text:p text:style-name="P7"/>
      <text:p text:style-name="P7"/>
      <text:p text:style-name="P9"/>
      <text:p text:style-name="P11">Modules</text:p>
      <text:p text:style-name="P9">An AngularJS module is basically a container that groups together different components of your application under a common name (note: modules can depend on other modules). AngularJS has several built-in modules.</text:p>
      <text:p text:style-name="P9"/>
      <text:p text:style-name="P9">To create a module, we call the angular.module() function. The first argument to the function is the module name. The second argument is an array that specifies the additional modules upon which this module depends. If there's no dependency you just pass an empty array.</text:p>
      <text:p text:style-name="P9"/>
      <text:p text:style-name="P9"><text:span text:style-name="T1">angular.module('firstModule',[]);</text:span></text:p>
      <text:p text:style-name="P5"><text:span text:style-name="T13">➥</text:span><text:span text:style-name="T1">//defines a module with no dependencies</text:span></text:p>
      <text:p text:style-name="P5"><text:span text:style-name="T1"/></text:p>
      <text:p text:style-name="P5"><text:span text:style-name="T1">angular.module('firstModule',['moduleA','moduleB']);</text:span></text:p>
      <text:p text:style-name="P5"><text:span text:style-name="T13">➥</text:span><text:span text:style-name="T1">//defines a module with 2 dependencies</text:span></text:p>
      <text:p text:style-name="P9"/>
      <text:p text:style-name="P9"/>
      <text:p text:style-name="P9">Once you have a module, you can attach different components to it. </text:p>
      <text:p text:style-name="P9"/>
      <text:p text:style-name="P9"><text:span text:style-name="T1">var firstModule=angular.module('firstModule',[]); //define a module</text:span></text:p>
      <text:p text:style-name="P5"><text:span text:style-name="T1">firstModule.controller('FirstController',function($scope){</text:span></text:p>
      <text:p text:style-name="P5"><text:span text:style-name="T13">➥</text:span><text:span text:style-name="T1">// register a controller</text:span></text:p>
      <text:p text:style-name="P5"><text:span text:style-name="T1">//your rocking controller</text:span></text:p>
      <text:p text:style-name="P5"><text:span text:style-name="T1">});</text:span></text:p>
      <text:p text:style-name="P5"><text:span text:style-name="T1">firstModule.directive('FirstDirective',function(){ // register a</text:span></text:p>
      <text:p text:style-name="P5"><text:span text:style-name="T13">➥</text:span><text:span text:style-name="T1">directive</text:span></text:p>
      <text:p text:style-name="P5"><text:span text:style-name="T1">return {</text:span></text:p>
      <text:p text:style-name="P5"><text:span text:style-name="T1">};</text:span></text:p>
      <text:p text:style-name="P5"><text:span text:style-name="T1">});</text:span></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rriweather" svg:font-family="Merriweather, Garamond, Georgia, serif"/>
    <style:font-face style:name="Open Sans" svg:font-family="'Open Sans'"/>
    <style:font-face style:name="inherit" svg:font-family="inherit"/>
    <style:font-face style:name="Liberation Serif" svg:font-family="'Liberation Serif'" style:font-family-generic="roman" style:font-pitch="variable"/>
    <style:font-face style:name="Melior" svg:font-family="Melior" style:font-family-generic="roman" style:font-pitch="variable"/>
    <style:font-face style:name="Melior-Italic" svg:font-family="Melior-Italic" style:font-family-generic="roman" style:font-pitch="variable"/>
    <style:font-face style:name="Monospace821BT-Roman" svg:font-family="Monospace821BT-Roman" style:font-family-generic="roman" style:font-pitch="variable"/>
    <style:font-face style:name="ZapfDingbatsStd" svg:font-family="ZapfDingbatsSt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17:04:16.309000000</meta:creation-date>
    <dc:date>2015-02-16T17:59:41.169000000</dc:date>
    <meta:editing-duration>PT2H40M27S</meta:editing-duration>
    <meta:editing-cycles>5</meta:editing-cycles>
    <meta:generator>LibreOffice/4.3.4.1$Windows_x86 LibreOffice_project/bc356b2f991740509f321d70e4512a6a54c5f243</meta:generator>
    <meta:document-statistic meta:table-count="0" meta:image-count="0" meta:object-count="0" meta:page-count="2" meta:paragraph-count="41" meta:word-count="447" meta:character-count="2940" meta:non-whitespace-character-count="2530"/>
  </office:meta>
</office:document-meta>
</file>